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arqua amplement le sourcil droit lorsque, se soustrayant à l'obstruction d'une colline quand elle arriva au sommet de cette dernière, une bâtisse fit son apparition. C'était une mimique de laquelle la jeune femme à la chevelure d'or était coutumière, son visage faussement lisse et doux étant son principal vecteur d'expression. Quand ce n'était pas l'un de ses sourcils qui formait un arc de cercle ou sa bouche qui se fendait en une risette moqueuse et condescendante, c'était carrément ses narines qui frétillaient d'excitation. A cet instant précis cependant, ce fut le tour d'une expression d'incompréhension de prendre possession de son minois. Qu'est-ce que cette baraque pouvait bien faire ici, au milieu de nulle part ? L'ancienne militaire s'arrête un instant en haut de sa butte pour observer les environs. Aucun signe de vie à côté, aucune fumée ne s'échappant de son toit, il y avait toutes les chances du monde que cette bicoque ait été abandonnée il y avait de cela des années. Haussant les épaules en signe d'indifférence, Eléonore se mit à descendre en sa direction. Elle ne perdrait rien à aller jeter un œil.</text:p>
      <text:p text:style-name="Standard"/>
      <text:p text:style-name="Standard">Depuis combien de temps maintenant avait-elle quitté Shüren dans la précipitation ? Une semaine, deux, un mois ? Elle n'en avait pas la moindre idée. Sa notion du temps -et l'attention qu'elle lui portait, semblait s'être étonnamment dégradée, en échange de quoi la Zagashienne avait obtenu ce « lien », cette connexion avec l'entité divine à ses trousses. A tout instant, elle était en mesure de donner avec plus ou moins de précision la position du Régisseur qui voulait sa peau. C'était pratique, mais, on ne va pas se mentir, un peu stressant aussi. Les arrêts d'Eléonore se faisaient de plus en plus rares et de plus en plus courts, si bien que cette dernière passait le plus clair de son temps sur les routes. Tantôt à cheval, tantôt à pieds, se dirigeant sans trop savoir vers où, avec pour seul but de mettre de la distance entre elle et le Régisseur. Alors elle avait bien mérité une petite pause dans cette maisonnette à deux étages qui semblait avoir poussé spontanément sur son chemin. Une faveur de Dalai ? Ce n'était pas impossible.</text:p>
      <text:p text:style-name="Standard"/>
      <text:p text:style-name="Standard">Au bout de quelques minutes, la blondinette arriva à l'entrée du bâtiment, bien évidemment ouverte. Son visage se fendit d'un large sourire alors qu'elle découvrait son intérieur. Définitivement, c'était son Architecte qui lui avait envoyé cet abris pour qu'elle y passe la nuit. Comment expliquer autrement qu'elle se soit retrouvée dans une forge abandonnée ? Des armes gisaient dans tous les coins de la grande pièce et un immense bac d'un liquide transparent comme euh... bah de l'eau de source trônait là. La guerre et l'eau. Les symboles de Zagash, et en particulier les seules véritables croyances d'Eléonore. Le message était clair, les signes étaient là. La jeune femme plongea ses deux mains jointes dans le bac et en extirpa un peu d'eau qu'elle porta à ses lèvres, buvant avec plaisir ce cadeau des Architectes. L'adepte de Dalai n'imagina pas un seul instant que ce présent aurait pu ne pas être potable. Cette dernière s'apprêtait à reproduire son geste lorsqu'un vacarme assourdissant survint au bout de la pièce et que le mur se mette subitement à... se casser la gueule. Du trou qui en découla s'extirpa une forme humaine.</text:p>
      <text:p text:style-name="Standard"/>
      <text:p text:style-name="Standard">Le sourire béat d'Eléonore disparut instantanément pour laisser place à une expression d'extrême contrariété, le bout de ses narines se mettant aussitôt à frétiller. De quel droit cette grande perche débarquait, la gueule enfarinée, dans son sanctuaire ? En pétant le mur, de surcroît. La jeune femme replongea l'eau qu'elle venait de prendre dans le bac et posa la main gauche sur la garde de son épée. Tu parles d'une déception. Et voilà qu'elle l'apostrophait, avec sa tronche d'aveugle. La Zagashienne retrouva un petit sourire, plus féroce cette fois-ci. </text:p>
      <text:p text:style-name="Standard"/>
      <text:p text:style-name="Standard">-Par Dalai, je te retourne la question...</text:p>
      <text:p text:style-name="Standard"/>
      <text:p text:style-name="Standard">Elle allait peut-être devoir mériter son repos avant de pouvoir en profiter...</text:p>
      <text:p text:style-name="Standard"/>
      <text:p text:style-name="P1">Tous les sens aux aguets, Eléonore attendit plus ou moins patiemment que l'intruse qui venait de faire irruption ne réponde à sa question. La jeune Zagashienne avait imperceptiblement modifié sa position pour en adopter une plus propice au combat, une posture parmi toutes celles qu'elle avait apprises à l'académie militaire de Shüren. Elle ne tarda pas à obtenir sa réponse, son interlocutrice s'étonnant -à raison- de voir une disciple de Dalai aussi loin des terres d'adoration de la divinité aquatique. A l'écoute du nom de son Architecte, Eléonore fronça les narines comme si elle jugeait que Lycinia l'avait écorché. On dit souvent que la première impression est toujours celle sur laquelle on reste et, manque de bol pour l'adepte de Delkhii, dans le cas présent celle-ci était catastrophique ; notre blondinette était venue chercher dans cette bâtisse un peu de tranquillité et de communion avec la raie divine, et voilà qu'une mal-croyante venait lui traîner dans les pattes. Le sang chaud de Zagash combiné à l'insanité de l'anomalie parlaient une fois de plus, et elle était à deux doigts de se jeter sur cette indésirable rencontre sans plus de sommation. De la réaction de Lycinia dépendait la tournure des événements.</text:p>
      <text:p text:style-name="Standard"/>
      <text:p text:style-name="Standard">Cette dernière, à l'inverse, restait d'une impassibilité à toute épreuve. Elle entreprit tranquillement de s'attacher les cheveux avec une ficelle, prenant tout le temps qu'elle avait à sa disposition pour décliner son identité, augmentant un peu à chaque seconde la tension qui régnait dans la pièce. Eléonore profita de cet instant pour examiner sa rencontre fortuite du jour. Elle la dépassait pratiquement d'une tête et avait une carrure bien plus imposante que la sienne, même si cela n'était clairement pas suffisant pour intimider notre ex militaire (existait-il seulement quelque chose pour l'intimider ?). Une longue chevelure d'un blanc de nacre assez peu naturel encadrait un visage d'une neutralité perturbante au milieu duquel trônaient deux yeux dont la teinte émeraude n'était pas sans rappeler la couleur de ses propres iris. La jeune femme avait la peau sombre, ce qui couplé à sa carrure imposante laissait présager des origines orientales, ces caractéristiques physiques étant typiques des natifs de Kharaal Gazar.</text:p>
      <text:p text:style-name="Standard"/>
      <text:p text:style-name="Standard">Lorsque finalement, Lycinia daigna répondre à sa question, Eléonore ne put se résoudre à détourner son attention d'une partie spécifique de sa phrase. « Vous êtes ici dans mon atelier ». Non. Définitivement pas. Elles étaient dans [i]son[/i] sanctuaire. [i]Son[/i] présent de la part de Dalai. Et ce que dirait cette grande perche à l'air condescendant n'y changerait rien. L'espace d'un instant, pendant une fraction de seconde tout au plus, la surface de l'eau dans le bac juste à côté de la Zagashienne se mit à onduler. A peine quelques minuscules vaguelettes, venant perturber le calme plat qu'elle arborait jusqu'à présent. Largement suffisant cependant pour comprendre que la blonde platine n'était pas loin de perdre son calme. Celle-ci parvint cependant à conserver un semblant de contrôle même si dans un discret chuintement métallique le pouce de sa main droite, qu'elle avait entre temps posée sur le fourreau de sa lame, amorça le dégainer de cette dernière en poussant la garde de quelques centimètres. Le sourire de la jeune femme prit une teinte amer.</text:p>
      <text:p text:style-name="Standard"/>
      <text:p text:style-name="Standard">-Je crois qu'on va pas être potes, toi et moi. Ouais, j'suis venue pour chercher du repos. [i]Seule[/i].</text:p>
      <text:p text:style-name="Standard"/>
      <text:p text:style-name="Standard">Le tutoiement continuait à fuser. Eléonore avait perdu toute forme de protocole social lors de sa transformation en anomalie, tout comme elle avait en contrepartie obtenu une sorte de névrose. Et l'ennui avec la névrose, c'est que parfois ça altère le jugement. La jeune femme aux yeux olives s'était mis dans le crâne qu'elle était ici chez elle, et Lycinia allait devoir travailler d'arrache-pied si elle voulait essayer de lui ôter cette idée de la tête, et elle ne s'en sortirait pas simplement en clamant qu'elle était la maîtresse des lieux.</text:p>
      <text:p text:style-name="Standard"/>
      <text:p text:style-name="Standard">-J'ai déjà ma petite idée sur la question mais dis moi, quel Architecte vénères-tu pour m'empêcher ainsi de profiter du présent que m'a fait la mienne ?</text:p>
      <text:p text:style-name="P1">La réponse de Lycinia ne fit que corroborer ses doutes. Avec un calme et un pacifisme pareils, elle ne pouvait qu'être une adepte de ce mollasson de Delkhi. Eléonore n'avait en revanche pas deviné son affiliation à l'Architecte du feu mais elle n'en fut pour autant pas surprise. Les épaules de l'anomalie s'affaissèrent légèrement alors qu'elle relâchait une partie de la pression qu'elle avait accumulée depuis le début de cette entrevue. Avec de telles croyances, on comprenait mieux pourquoi la jeune femme au teint halé préférait fabriquer des armes que de s'en servir. Pas étonnant qu'elle ait cherché à tempérer les ardeurs de la Zagashienne plutôt que de rentrer dans son jeu, ce qui aurait invariablement mené à un affrontement direct pouvant se terminer dans le sang. </text:p>
      <text:p text:style-name="Standard"/>
      <text:p text:style-name="Standard">Sans qu'elle ne sache trop pourquoi, l'envie de combattre d'Eléonore disparut presque instantanément. Un petit rire mesquin s'échappa brièvement de sa bouche tandis qu'elle fermait les yeux et haussait les sourcils tout en hochant négativement la tête, d'un air de dire « c'te blague quoi... ». C'était presque grotesque. Si son architecte lui faisait une farce, ce n'était pas franchement de très bon goût. Alors quoi, Dalai et Delkhii passaient leur temps à se chamailler, donc elle allait devoir tailler en pièces une de ses adeptes ? Non. C'était trop gros. Ne vous méprenez pas. Le culte du golem de Lycinia ne faisait qu'exacerber l'aversion que notre anomalie avait pour elle. C'était exactement à cause de ce genre de personnes que Daënastre avait encore le droit d'exister aujourd'hui. Mais sérieusement, Eléonore se querelle pour savoir quel Architecte doit être remercié pour cette bâtisse et elle tombait sur une Kharaalienne ? Un peu d'imagination que diable. Même la mythologie n'était pas aussi cliché.</text:p>
      <text:p text:style-name="Standard"/>
      <text:p text:style-name="Standard">-Dans ce cas...</text:p>
      <text:p text:style-name="Standard"/>
      <text:p text:style-name="Standard">C'est sur ce raisonnement totalement absurde que la blondinette mit fin à toute velléité d'affrontement et rangea avec le même bruit métallique caractéristique qu'un peu plus tôt son arme dans le fourreau à sa ceinture. Ceinture qu'elle entreprit ensuite... d'enlever. Une fois la boucle défaite, elle la posa au sol, juste à côté de la cuve remplie d'eau puis, avec des gestes nonchalants, presque négligés, retira un à un ses vêtements jusqu'à se retrouver en sous-vêtements, révélant ainsi un certain nombre de cicatrices, cadeaux de son passage dans l'armée. Chacun d'entre eux subissait le même sort, si bien qu'un petit tas d'habits apparut rapidement à ses pieds. Une fois pratiquement nue, Eléonore qui ne semblait pas être gênée le moins du monde par la pudeur se glissa dans le bain, d'abord avec précaution puis plus franchement dans un soupir de plaisir. Ce faisant, elle gardait tout de même un œil attentif à sur la Kharaalienne, qui se tapait un en-cas dans son coin. </text:p>
      <text:p text:style-name="Standard"/>
      <text:p text:style-name="Standard">Un petit sourire de satisfaction s'empara du visage de l'anomalie. Les Architectes voulait un conflit ? Très bien. Elle allait le leur donner. Mais il ne se ferait pas à coups d'épée. Voir une inconnue squatter sa baignoire sans demander la permission devait être une épreuve particulièrement agaçante, d'autant plus lorsque l'inconnue en question venait de débouler et de la menacer. Non, ce serait une guerre de nerfs. On allait voir si la patience des adeptes de Delkhii était à la hauteur de sa réputation. Les deux coudes sur le bord de la cuve, un sourire volontairement grossier aux lèvres, Eléonore reprit.</text:p>
      <text:p text:style-name="Standard"/>
      <text:p text:style-name="Standard">-Je t'en prie, fais comme chez toi, mange donc ce que tu ve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0T10:20:49.16</meta:creation-date>
    <dc:date>2018-01-24T12:42:32.62</dc:date>
    <meta:editing-duration>PT6H10M30S</meta:editing-duration>
    <meta:editing-cycles>373</meta:editing-cycles>
    <meta:generator>OpenOffice/4.1.3$Win32 OpenOffice.org_project/413m1$Build-9783</meta:generator>
    <meta:document-statistic meta:table-count="0" meta:image-count="0" meta:object-count="0" meta:page-count="3" meta:paragraph-count="18" meta:word-count="1904" meta:character-count="11604"/>
  </office:meta>
</office:document-meta>
</file>